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4427335947395160139"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2967724198589505740"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1131026104965091840"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6087821908123394506"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and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3110512310123429701" text:style-name="L5">
        <text:list-item>
          <text:list>
            <text:list-header>
              <text:p text:style-name="P72">0.75 mile splits: 9:06, 9:24, 8:13</text:p>
              <text:p text:style-name="P72">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5726277536878785412" text:style-name="L6">
        <text:list-item>
          <text:list>
            <text:list-header>
              <text:p text:style-name="P73"><text:span text:style-name="T1">Warm up:</text:span> 0.2 mile jog and rest 2 minutes</text:p>
              <text:p text:style-name="P73"><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8"/>
      <text:p text:style-name="P18">Sun July 26, 2020 <text:span text:style-name="T1">7 miles</text:span></text:p>
      <text:p text:style-name="P18"><text:span text:style-name="T1">Warm up: </text:span>1.5 miles and rest 5 minutes.</text:p>
      <text:p text:style-name="P10">Run: <text:s/><text:span text:style-name="T2">5 miles on the “Morning Loop” averaging 8:48/mile, Last mile: 8:10</text:span></text:p>
      <text:p text:style-name="P18">Mile splits: 8:31, 8:50, 8:54, 9:35, 8:10</text:p>
      <text:p text:style-name="P10">Warm down: <text:span text:style-name="T2">rest a few minutes and jog 0.5 miles</text:span></text:p>
      <text:p text:style-name="P18"/>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18">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soft-page-break/><text:tab/> <text:s text:c="28"/>Mile splits 2<text:span text:style-name="T5">nd</text:span> loop: <text:s text:c="3"/>9:23, 9:23, 9:12, <text:s text:c="2"/>9:32, 7:58</text:p>
      <text:p text:style-name="P20"><text:span text:style-name="T1">Sun <text:s/>July <text:s/>26, 2020 CW<text:tab/>1.5 miles and rest 5 min. <text:tab/> 8:48<text:tab/>8:10</text:span><text:tab/><text:tab/><text:tab/> <text:s text:c="28"/>Mile 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29T13:34:57.22</dc:date>
    <dc:creator>James Lombardi</dc:creator>
    <meta:editing-duration>P5DT21H38M4S</meta:editing-duration>
    <meta:editing-cycles>506</meta:editing-cycles>
    <meta:generator>OpenOffice/4.1.2$Win32 OpenOffice.org_project/412m3$Build-9782</meta:generator>
    <meta:document-statistic meta:table-count="0" meta:image-count="0" meta:object-count="0" meta:page-count="63" meta:paragraph-count="1729" meta:word-count="19084" meta:character-count="95669"/>
  </office:meta>
</office:document-meta>
</file>